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1465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  <style:text-properties style:font-name="Arial" style:font-name-asian="Droid Sans Fallback" style:font-name-complex="Lohit Hindi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in"/>
    </style:style>
    <style:style style:name="T1" style:family="text">
      <style:text-properties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row table:style-name="ro1">
          <table:table-cell table:style-name="ce1" office:value-type="string">
            <text:p><text:span text:style-name="T1">Wystawa kuźnia talentów – pole magnetyczne - prawdopodobieństwo - algorytm 1 – knn3</text:span></text:p>
          </table:table-cell>
          <table:table-cell table:style-name="ce2"/>
        </table:table-row>
        <table:table-row table:style-name="ro2">
          <table:table-cell office:value-type="string">
            <text:p>ŚREDNIA</text:p>
          </table:table-cell>
          <table:table-cell office:value-type="float" office:value="35">
            <text:p>35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ERCENTYL-1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YL-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uznia1_KNN_3_distanceAlgorithm_PROBABILITY_APLENGTH_7_Algorithms_1_1_RSSI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1T11:20:56</dc:date>
    <dc:creator>mike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42" meta:object-count="0"/>
  </office:meta>
</office:document-meta>
</file>